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fr" fo:country="FR" officeooo:rsid="0016c08e" officeooo:paragraph-rsid="0016c08e"/>
    </style:style>
    <style:style style:name="P2" style:family="paragraph" style:parent-style-name="Standard">
      <style:paragraph-properties fo:text-align="center" style:justify-single-word="false"/>
      <style:text-properties fo:language="fr" fo:country="FR" fo:font-weight="bold" officeooo:rsid="0016c08e" officeooo:paragraph-rsid="0016c08e" style:font-weight-asian="bold" style:font-weight-complex="bold"/>
    </style:style>
    <style:style style:name="P3" style:family="paragraph" style:parent-style-name="Text_20_body" style:list-style-name="L1"/>
    <style:style style:name="P4" style:family="paragraph" style:parent-style-name="Text_20_body" style:list-style-name="L1">
      <style:text-properties officeooo:paragraph-rsid="002272f2"/>
    </style:style>
    <style:style style:name="P5" style:family="paragraph" style:parent-style-name="Text_20_body" style:list-style-name="L1">
      <style:text-properties fo:language="fr" fo:country="FR" officeooo:paragraph-rsid="00202a57"/>
    </style:style>
    <style:style style:name="P6" style:family="paragraph" style:parent-style-name="Text_20_body" style:list-style-name="L1">
      <style:paragraph-properties fo:margin-left="0in" fo:margin-right="0in" fo:text-indent="-0.25in" style:auto-text-indent="false"/>
      <style:text-properties fo:language="fr" fo:country="FR" officeooo:paragraph-rsid="00202a57"/>
    </style:style>
    <style:style style:name="P7" style:family="paragraph" style:parent-style-name="Text_20_body" style:list-style-name="L1">
      <style:paragraph-properties fo:margin-left="0in" fo:margin-right="0in" fo:text-indent="-0.25in" style:auto-text-indent="false"/>
      <style:text-properties officeooo:paragraph-rsid="002272f2"/>
    </style:style>
    <style:style style:name="T1" style:family="text">
      <style:text-properties officeooo:rsid="0018d195"/>
    </style:style>
    <style:style style:name="T2" style:family="text">
      <style:text-properties fo:language="fr" fo:country="FR" officeooo:rsid="0016c08e"/>
    </style:style>
    <style:style style:name="T3" style:family="text">
      <style:text-properties fo:language="fr" fo:country="FR" officeooo:rsid="00202a57"/>
    </style:style>
    <style:style style:name="T4" style:family="text">
      <style:text-properties officeooo:rsid="001ab5d2"/>
    </style:style>
    <style:style style:name="T5" style:family="text">
      <style:text-properties officeooo:rsid="001c8f29"/>
    </style:style>
    <style:style style:name="T6" style:family="text">
      <style:text-properties officeooo:rsid="001dd1ea"/>
    </style:style>
    <style:style style:name="T7" style:family="text">
      <style:text-properties officeooo:rsid="001dfa40"/>
    </style:style>
    <style:style style:name="T8" style:family="text">
      <style:text-properties officeooo:rsid="00202a57"/>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Compte rendu d'activité -Timothee Mickus</text:p>
      <text:p text:style-name="P2">Octobre 2015</text:p>
      <text:p text:style-name="P1"/>
      <text:p text:style-name="P1"/>
      <text:list xml:id="list5137328506801813423" text:style-name="L1">
        <text:list-item>
          <text:p text:style-name="P3"><text:span text:style-name="T2">Evolution de l'architecture de GenericSystem.</text:span></text:p>
          <text:list>
            <text:list-item>
              <text:p text:style-name="P4"><text:span text:style-name="T3">Etablissement de protocoles de communication.</text:span></text:p>
              <text:p text:style-name="P7"><text:span text:style-name="T3"><text:tab/>La partition de GenericSystem entre module client et serveur distant (cf. rapports Août – Septembre 2015, M. Beaupérin) a induit une révision de l'architecture générale du projet. Elle implique en effet la distinction de deux acteurs en interaction : l'utilisateur de GenericSystem, et l'unité de persistence proprement dite. La question se pose alors de déléguer la gestion des opérations transactionnelles (c'est-à-dire la gestion du cache) au client ou au serveur.</text:span></text:p>
              <text:p text:style-name="P6"><text:span text:style-name="T8"><text:tab/>Le développement dans son stade actuel ne permet de déterminer quelle solution serait la plus pertinente, il est encore nécessaire d'étudier cette question pour en avoir une vision plus claire. Il a donc été décidé de développer conjointement les deux architectures envisagées. En tant que conséquence immédiate de ce choix, il a fallu développer deux protocoles de communications différents.</text:span></text:p>
              <text:p text:style-name="P6"><text:span text:style-name="T8"><text:tab/>Le premier protocole de communication correspond à l'architecture « ca</text:span>c<text:span text:style-name="T1">he sur </text:span>le <text:span text:style-name="T1">client »</text:span>. <text:span text:style-name="T5">La gestion des opérations transactionnelles est assurée par le module client. Serveur et client doivent donc échanger des informations sur un différentiel : quelles informations manquent au client, et quels changements le moteur d'information doit persister.</text:span></text:p>
              <text:p text:style-name="P6"><text:span text:style-name="T5"><text:tab/>Le second</text:span> protocole de communication <text:span text:style-name="T4">correspond, lui, à</text:span> <text:span text:style-name="T1">l'architecture « ca</text:span>c<text:span text:style-name="T1">he </text:span>sur le serveur ». <text:span text:style-name="T5">Puisque les opérations transactionnelles sont effectuées sur le serveur, le client ne dispose que de requêtes pour accéder aux objets persistés. Le protocole est dans ce cas plus complexe, et les échanges plus nombreux : l'architecture « cache sur le client » ne communique qu'une demande de synchronisation, tandis que l'architecture « cache sur le serveur » envoie un message pour chaque opération transactionnelle que réalise le client.</text:span></text:p>
              <text:p text:style-name="P6"><text:span text:style-name="T5"><text:tab/>Les tests unitaires ont été dédoublés pour correspondre à l'une ou l'autre de ces architectures. </text:span></text:p>
              <text:p text:style-name="P6"/>
            </text:list-item>
            <text:list-item>
              <text:p text:style-name="P5"><text:span text:style-name="T8">Etude d'une application client totalement réactive et événementielle.</text:span></text:p>
              <text:p text:style-name="P6"><text:tab/><text:span text:style-name="T6">L'évolution de l'architecture a fait émerger une nouvelle problématique : l'intérêt d'une architecture « cache sur le serveur » est avant tout d'alléger le module client. Rendre GenericSystem plus portable encore augmenterait d'autant plus son potentiel. Une étude a mis en évidence quelles contraintes et quels objectifs découlent de cette problématique.</text:span></text:p>
              <text:p text:style-name="P6"><text:tab/><text:span text:style-name="T4">Les deux protocoles</text:span> se bas<text:span text:style-name="T4">ent</text:span> sur l'emploi de websockets selon un design pattern « Reactor » (Vert.x). <text:span text:style-name="T4">Ce pattern démultiplexe les requêtes qu'il reçoit et leur associe des réponses à l'aide d'une boucle bloquante (« event loop ») : il s'ensuit que moins la boucle est bloquée longtemps, plus ce </text:span><text:soft-page-break/><text:span text:style-name="T4">pattern est performant. L'idéal est donc atteint dans le cas d'un traitement asynchrone de la requête.</text:span></text:p>
              <text:p text:style-name="P6"><text:span text:style-name="T4"><text:tab/>Aussi il est pertinent qu'une application client de GenericSystem soit développée de manière événementielle ; en outre, allié à un design pattern « Observer/Suscriber », cela lui permettrait d'être complètement réactive. Vert.x étant polyglotte, l'application client peut être développée dans un langage autre que Java.</text:span></text:p>
              <text:p text:style-name="P6"><text:span text:style-name="T4"><text:tab/>Le choix d'une application en JavaScript répondrait à toutes ces qualifications, notamment en ce que JavaScript est nativement événementiel et asynchrone, mais aussi avec l'introduction des « promises » de la norme ECMA 6. Celles-ci facilitent la gestion de requêtes asynchrones en ce qu'elles assurent que chaque requête n'est traitée qu'une seule fois, et que la réaction du programme est spécifiée pour tout cas d'échec. Une application en JavaScript permettrait de plus que le module client ne dépende pas d'un environnement Java, contribuant à la portabilité du module client.</text:span></text:p>
              <text:p text:style-name="P6"><text:tab/><text:span text:style-name="T7">Un « proof of concept » de la faisabilité d'une telle application en JavaScript a été réalisé.</text:span></text:p>
              <text:p text:style-name="P6"><text:tab/><text:span text:style-name="T7">L'emploi d'un langage fortement typé et compilé en JavaScript, plutôt que de JavaScript même, faciliterait de plus ce développement. Le langage Ceylon est un candidat naturel : il fait partie des technologies RedHat, dont Middleware Factory possède une expérience significative, il compile nativement en Java et en JavaScript, enfin il existe une version de Vert.x en Ceylon.</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1in" style:contextual-spacing="false" fo:line-height="120%" fo:text-align="justify" style:justify-single-word="false" fo:hyphenation-ladder-count="no-limit" style:page-number="auto"/>
      <style:text-properties fo:hyphenate="true" fo:hyphenation-remain-char-count="2" fo:hyphenation-push-char-count="2"/>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9T13:57:52.098515331</meta:creation-date>
    <dc:date>2015-10-29T16:37:42.094414942</dc:date>
    <meta:editing-duration>PT34M4S</meta:editing-duration>
    <meta:editing-cycles>7</meta:editing-cycles>
    <meta:generator>LibreOffice/4.2.8.2$Linux_X86_64 LibreOffice_project/420m0$Build-2</meta:generator>
    <meta:print-date>2015-10-29T16:24:42.083843577</meta:print-date>
    <meta:document-statistic meta:table-count="0" meta:image-count="0" meta:object-count="0" meta:page-count="2" meta:paragraph-count="16" meta:word-count="629" meta:character-count="4193" meta:non-whitespace-character-count="3568"/>
  </office:meta>
</office:document-meta>
</file>